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Heading_20_1">
      <style:paragraph-properties fo:line-height="150%" fo:text-align="justify" style:justify-single-word="false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399c3" officeooo:paragraph-rsid="002399c3" style:font-name-asian="Liberation Serif" style:font-size-asian="14pt" style:font-name-complex="Liberation Serif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14818a" officeooo:paragraph-rsid="0014818a" style:font-name-asian="Liberation Serif" style:font-size-asian="14pt" style:font-name-complex="Liberation Serif" style:font-size-complex="14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5c419" officeooo:paragraph-rsid="0025c419" style:font-name-asian="Liberation Serif" style:font-size-asian="14pt" style:font-name-complex="Liberation Serif" style:font-size-complex="14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5c419" officeooo:paragraph-rsid="00284992" style:font-name-asian="Liberation Serif" style:font-size-asian="14pt" style:font-name-complex="Liberation Serif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fo:font-size="14pt" officeooo:rsid="0025f21a" officeooo:paragraph-rsid="0025f21a" style:font-size-asian="14pt" style:font-size-complex="14pt"/>
    </style:style>
    <style:style style:name="P8" style:family="paragraph" style:parent-style-name="Text_20_body">
      <style:paragraph-properties fo:line-height="150%" fo:text-align="center" style:justify-single-word="false"/>
      <style:text-properties fo:font-size="14pt" officeooo:rsid="0025f21a" officeooo:paragraph-rsid="0025f21a" style:font-size-asian="14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fo:font-size="14pt" fo:font-weight="bold" officeooo:rsid="0025f21a" officeooo:paragraph-rsid="0025f21a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fo:font-size="14pt" fo:font-weight="bold" officeooo:rsid="0025f21a" officeooo:paragraph-rsid="0025f21a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font-size="14pt" fo:font-weight="normal" officeooo:rsid="0025f21a" officeooo:paragraph-rsid="0025f21a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4pt" fo:font-weight="normal" officeooo:rsid="0025f21a" officeooo:paragraph-rsid="0025f21a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line-height="150%" fo:text-align="start" style:justify-single-word="false"/>
      <style:text-properties fo:font-size="14pt" fo:font-weight="normal" officeooo:rsid="0025f21a" officeooo:paragraph-rsid="0025f21a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line-height="150%" fo:text-align="start" style:justify-single-word="false"/>
      <style:text-properties fo:font-size="14pt" fo:font-weight="normal" officeooo:rsid="0025f21a" officeooo:paragraph-rsid="00264fcb" style:font-size-asian="14pt" style:font-weight-asian="normal" style:font-size-complex="14pt" style:font-weight-complex="normal"/>
    </style:style>
    <style:style style:name="T1" style:family="text">
      <style:text-properties officeooo:rsid="002399c3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b36e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5c419"/>
    </style:style>
    <style:style style:name="T8" style:family="text">
      <style:text-properties officeooo:rsid="00264fcb"/>
    </style:style>
    <style:style style:name="T9" style:family="text">
      <style:text-properties style:font-name="Liberation Serif" officeooo:rsid="00264fcb" style:font-name-asian="Liberation Serif" style:font-name-complex="Liberation Serif"/>
    </style:style>
    <style:style style:name="T10" style:family="text">
      <style:text-properties style:font-name="Liberation Serif" fo:font-style="italic" officeooo:rsid="00264fcb" style:font-name-asian="Liberation Serif" style:font-style-asian="italic" style:font-name-complex="Liberation Serif" style:font-style-complex="italic"/>
    </style:style>
    <style:style style:name="T11" style:family="text">
      <style:text-properties style:font-name="Liberation Serif" fo:font-style="italic" officeooo:rsid="00264fcb" style:font-name-asian="Liberation Serif" style:font-style-asian="italic" style:font-name-complex="Liberation Serif" style:font-style-complex="italic" style:text-overline-style="solid" style:text-overline-width="auto" style:text-overline-color="font-color"/>
    </style:style>
    <style:style style:name="T12" style:family="text">
      <style:text-properties style:font-name="Liberation Serif" fo:font-style="italic" officeooo:rsid="00264fcb" style:font-name-asian="Liberation Serif" style:font-style-asian="italic" style:font-name-complex="Liberation Serif" style:font-style-complex="italic" style:text-overline-style="none" style:text-overline-color="font-color"/>
    </style:style>
    <style:style style:name="T13" style:family="text">
      <style:text-properties style:font-name="Liberation Serif" fo:font-style="normal" officeooo:rsid="00264fcb" style:font-name-asian="Liberation Serif" style:font-style-asian="normal" style:font-name-complex="Liberation Serif" style:font-style-complex="normal" style:text-overline-style="none" style:text-overline-color="font-color"/>
    </style:style>
    <style:style style:name="T14" style:family="text">
      <style:text-properties style:font-name="Liberation Serif1" officeooo:rsid="00264fcb" style:font-name-asian="Noto Serif CJK SC" style:font-name-complex="FreeSans1"/>
    </style:style>
    <style:style style:name="T15" style:family="text">
      <style:text-properties officeooo:rsid="0028499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bjectifs</text:h>
      <text:list xml:id="list2404036029" text:style-name="L1">
        <text:list-item>
          <text:p text:style-name="P3">Connaitre l’énoncé du théorème de Pythagore, sa contraposée et sa réciproque.</text:p>
        </text:list-item>
        <text:list-item>
          <text:p text:style-name="P4">Savoir <text:span text:style-name="T7">utiliser le théorème pour calculer la longueur d’un côté.</text:span></text:p>
        </text:list-item>
        <text:list-item>
          <text:p text:style-name="P6">Savoir utiliser la <text:span text:style-name="T15">réciproque (resp. la</text:span> contraposée<text:span text:style-name="T15">)</text:span> du théorème pour prouver qu’un tria<text:span text:style-name="T15">n</text:span>gle est <text:span text:style-name="T15">(resp. n’est pas)</text:span> rectangle.</text:p>
        </text:list-item>
        <text:list-item>
          <text:p text:style-name="P5">Connaitre la définition de la racine carrée d’un nombre positif et savoir l’utiliser.</text:p>
        </text:list-item>
      </text:list>
      <text:h text:style-name="P2" text:outline-level="1">Résumé du cours</text:h>
      <text:p text:style-name="P9">Théorème de Pythagore</text:p>
      <text:p text:style-name="P7">Si le triangle ABC est rectangle en A, alors on a</text:p>
      <text:p text:style-name="P8"><draw:frame draw:style-name="fr1" draw:name="Object1" text:anchor-type="as-char" svg:y="-0.2008in" svg:width="1.4209in" svg:height="0.2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Contraposée du théorème de Pythagore</text:p>
      <text:p text:style-name="P11">Dans le triangle ABC, dont le plus long côté est BC, si on a</text:p>
      <text:p text:style-name="P12"><draw:frame draw:style-name="fr1" draw:name="Object2" text:anchor-type="as-char" svg:y="-0.2008in" svg:width="1.4209in" svg:height="0.254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">alors le triangle ABC n’est pas rectangle.</text:p>
      <text:p text:style-name="P10">Réciproque du théorème de Pythagore</text:p>
      <text:p text:style-name="P10"><text:span text:style-name="T5">Dans le triangle ABC, dont le plus long côté est BC, si on a</text:span></text:p>
      <text:p text:style-name="P12"><draw:frame draw:style-name="fr1" draw:name="Object3" text:anchor-type="as-char" svg:y="-0.2008in" svg:width="1.4209in" svg:height="0.242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3">alors le triangle ABC est rectangle en A.</text:p>
      <text:p text:style-name="P10">Définition : Racine carrée</text:p>
      <text:p text:style-name="P14">La racine carrée d’un nombre positif <text:span text:style-name="T6">a</text:span>, notée <text:span text:style-name="T10">√</text:span><text:span text:style-name="T11">a</text:span><text:span text:style-name="T9">,</text:span> est le nombre tel que <text:span text:style-name="T8">(</text:span><text:span text:style-name="T10">√</text:span><text:span text:style-name="T11">a</text:span><text:span text:style-name="T13">)</text:span><text:span text:style-name="T12">² = 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1">
      <number:month number:calendar="jewish" number:style="long" number:textual="true"/>
      <number:text> </number:text>
      <number:day number:calendar="jewish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17">
      <number:month number:calendar="jewish" number:style="long" number:textual="true"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2399c3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1</text:span> – <text:span text:style-name="MT3">Le </text:span><text:span text:style-name="MT1">théorème de Pythagore</text:span><text:tab/><text:span text:style-name="MT4">septem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04T21:54:43.286152537</dc:date>
    <meta:editing-duration>PT5H23M59S</meta:editing-duration>
    <meta:editing-cycles>14</meta:editing-cycles>
    <meta:generator>LibreOffice/7.3.7.2$Linux_X86_64 LibreOffice_project/30$Build-2</meta:generator>
    <meta:document-statistic meta:table-count="0" meta:image-count="0" meta:object-count="3" meta:page-count="1" meta:paragraph-count="20" meta:word-count="158" meta:character-count="887" meta:non-whitespace-character-count="750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B</mi>
          <mn>2</mn>
        </msup>
        <mo stretchy="false">+</mo>
        <msup>
          <mi mathvariant="italic">AC</mi>
          <mn>2</mn>
        </msup>
      </mrow>
      <mo stretchy="false">=</mo>
      <msup>
        <mi mathvariant="italic">BC</mi>
        <mn>2</mn>
      </msup>
    </mrow>
    <annotation encoding="StarMath 5.0">AB^2 + AC^2 = BC^2</annotation>
  </semantics>
</math>
</file>

<file path=Object 2/content.xml><?xml version="1.0" encoding="utf-8"?>
<math xmlns="http://www.w3.org/1998/Math/MathML" display="block">
  <semantics>
    <mrow>
      <mrow>
        <msup>
          <mi mathvariant="italic">AB</mi>
          <mn>2</mn>
        </msup>
        <mo stretchy="false">+</mo>
        <msup>
          <mi mathvariant="italic">AC</mi>
          <mn>2</mn>
        </msup>
      </mrow>
      <mo stretchy="false">≠</mo>
      <msup>
        <mi mathvariant="italic">BC</mi>
        <mn>2</mn>
      </msup>
    </mrow>
    <annotation encoding="StarMath 5.0">AB^2 + AC^2 &lt;&gt; BC^2</annotation>
  </semantics>
</math>
</file>

<file path=Object 3/content.xml><?xml version="1.0" encoding="utf-8"?>
<math xmlns="http://www.w3.org/1998/Math/MathML" display="block">
  <semantics>
    <mrow>
      <mrow>
        <msup>
          <mi mathvariant="italic">AB</mi>
          <mn>2</mn>
        </msup>
        <mo stretchy="false">+</mo>
        <msup>
          <mi mathvariant="italic">AC</mi>
          <mn>2</mn>
        </msup>
      </mrow>
      <mo stretchy="false">=</mo>
      <msup>
        <mi mathvariant="italic">BC</mi>
        <mn>2</mn>
      </msup>
    </mrow>
    <annotation encoding="StarMath 5.0">AB^2 + AC^2 = BC^2</annotation>
  </semantics>
</math>
</file>